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writing-mode="page"/>
    </style:style>
    <style:style style:name="P2" style:family="paragraph" style:parent-style-name="Standard">
      <style:paragraph-properties style:writing-mode="page"/>
      <style:text-properties officeooo:paragraph-rsid="0063db42"/>
    </style:style>
    <style:style style:name="P3" style:family="paragraph" style:parent-style-name="Standard">
      <style:paragraph-properties style:writing-mode="page"/>
      <style:text-properties officeooo:paragraph-rsid="006a34ad"/>
    </style:style>
    <style:style style:name="P4" style:family="paragraph" style:parent-style-name="Standard">
      <style:paragraph-properties fo:text-align="start" style:justify-single-word="false" style:writing-mode="page"/>
      <style:text-properties officeooo:paragraph-rsid="0063db42"/>
    </style:style>
    <style:style style:name="P5" style:family="paragraph" style:parent-style-name="Standard">
      <style:paragraph-properties style:writing-mode="page"/>
      <style:text-properties officeooo:rsid="00a4b950" officeooo:paragraph-rsid="00779c3a"/>
    </style:style>
    <style:style style:name="P6" style:family="paragraph" style:parent-style-name="Standard" style:master-page-name="Landscape">
      <style:paragraph-properties style:page-number="auto" style:writing-mode="page"/>
      <style:text-properties fo:font-size="14pt" fo:font-weight="bold" officeooo:rsid="001d61fb" officeooo:paragraph-rsid="0015c3ad" style:font-size-asian="14pt" style:font-weight-asian="bold" style:font-size-complex="14pt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paragraph-properties fo:margin-left="0.499cm" fo:margin-right="0cm" fo:text-align="start" fo:text-indent="0cm" style:writing-mode="lr-tb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style:paragraph-properties fo:text-align="center"/>
      <style:text-properties fo:color="#ffffff" fo:font-weight="bold" style:font-weight-asian="bold" style:font-weight-complex="bold"/>
    </style:style>
    <style:style style:name="P12" style:family="paragraph">
      <style:paragraph-properties fo:margin-left="0.499cm" fo:margin-right="0cm" fo:line-height="100%" fo:text-align="start" fo:text-indent="0cm" style:writing-mode="lr-tb"/>
    </style:style>
    <style:style style:name="P13" style:family="paragraph">
      <style:paragraph-properties fo:margin-left="0.499cm" fo:margin-right="0cm" fo:text-align="start" fo:text-indent="0cm"/>
    </style:style>
    <style:style style:name="P14" style:family="paragraph">
      <loext:graphic-properties draw:fill="solid" draw:fill-color="#000000"/>
      <style:text-properties fo:font-size="10pt"/>
    </style:style>
    <style:style style:name="P15" style:family="paragraph">
      <loext:graphic-properties draw:fill="solid" draw:fill-color="#000000"/>
    </style:style>
    <style:style style:name="T1" style:family="text">
      <style:text-properties officeooo:rsid="007fb1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gr1" style:family="graphic">
      <style:graphic-properties svg:stroke-color="#000000" draw:fill="solid" draw:fill-color="#ffffff" draw:textarea-horizontal-align="justify" draw:textarea-vertical-align="top" draw:auto-grow-height="false" fo:min-height="7.546cm" fo:min-width="11.3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734cm" fo:min-width="1.8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ffffff" draw:textarea-horizontal-align="justify" draw:textarea-vertical-align="top" draw:auto-grow-height="false" fo:min-height="7.204cm" fo:min-width="12.7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solid" draw:fill-color="#ffffff" draw:textarea-horizontal-align="justify" draw:textarea-vertical-align="top" draw:auto-grow-height="false" fo:min-height="12.315cm" fo:min-width="11.8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solid" draw:fill-color="#ffffff" draw:textarea-horizontal-align="justify" draw:textarea-vertical-align="top" draw:auto-grow-height="false" fo:min-height="8.911cm" fo:min-width="11.8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000000" draw:textarea-horizontal-align="justify" draw:textarea-vertical-align="middle" draw:auto-grow-height="false" fo:min-height="0.37cm" fo:min-width="0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000000" draw:textarea-horizontal-align="justify" draw:textarea-vertical-align="middle" draw:auto-grow-height="false" fo:min-height="0.554cm" fo:min-width="0.3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="solid" draw:fill-color="#ffffff" draw:textarea-horizontal-align="justify" draw:textarea-vertical-align="top" draw:auto-grow-height="false" fo:min-height="6.966cm" fo:min-width="11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000000" draw:textarea-horizontal-align="justify" draw:textarea-vertical-align="middle" draw:auto-grow-height="false" fo:min-height="0.476cm" fo:min-width="0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ycle de vie d’un <text:span text:style-name="T1">produit à remplacer</text:span></text:p>
      <text:p text:style-name="P1"/>
      <text:p text:style-name="P5"/>
      <text:p text:style-name="P1"/>
      <text:p text:style-name="P1"><draw:custom-shape text:anchor-type="paragraph" draw:z-index="2" draw:name="Forme1" draw:style-name="gr3" draw:text-style-name="P10" svg:width="12.74cm" svg:height="7.204cm" svg:x="26.255cm" svg:y="0.367cm"><text:p text:style-name="P7"><text:span text:style-name="T2">Transfert PRISME vers tablette</text:span></text:p><text:p text:style-name="P8"/><text:p text:style-name="P9">Phase de descente des produits à remplacer sur la tablette</text:p><text:p text:style-name="P9"/><text:p text:style-name="P9"/><text:p text:style-name="P9">Transfert des produits à remplacer « à faire »</text:p><text:p text:style-name="P9">si la date à laquelle le transfert a lieu appartient à la période</text:p><text:p text:style-name="P9">de remplacement</text:p><text:p text:style-name="P9"/><text:p text:style-name="P9"><text:span text:style-name="T4">=&gt; les produits à remplacer le mois m ne peuvent être chargés qu’à partir</text:span></text:p><text:p text:style-name="P9"><text:span text:style-name="T4">du lundi de semaine 1 du mois m</text:span></text:p><text:p text:style-name="P9"/><text:p text:style-name="P9"/><text:p text:style-name="P9"/><text:p text:style-name="P9"/><text:p text:style-name="P9"/><text:p text:style-name="P8"/><draw:enhanced-geometry svg:viewBox="0 0 21600 21600" draw:type="rectangle" draw:enhanced-path="M 0 0 L 21600 0 21600 21600 0 21600 0 0 Z N"/></draw:custom-shape><draw:custom-shape text:anchor-type="paragraph" draw:z-index="0" draw:name="Forme1" draw:style-name="gr1" draw:text-style-name="P10" svg:width="11.399cm" svg:height="7.547cm" svg:x="12.76cm" svg:y="0.289cm"><text:p text:style-name="P7"><text:span text:style-name="T2">Transfert IPC vers PRISME</text:span></text:p><text:p text:style-name="P8"/><text:p text:style-name="P9">Batch quotidien qui transfère tous les produits à remplacer</text:p><text:p text:style-name="P9">de IPC vers PRISME. Ils sont intégrés dans Prisme</text:p><text:p text:style-name="P9">avec l’état « à faire »</text:p><text:p text:style-name="P9"/><text:p text:style-name="P9"/><text:p text:style-name="P9">- Calcul d’une période de remplacement</text:p><text:p text:style-name="P9">pour les produits à remplacer</text:p><text:p text:style-name="P9">Période de remplacement = tout le mois de collecte IPC</text:p><text:p text:style-name="P9"/><text:p text:style-name="P9">- Transformation du produit à remplacer en relevé</text:p><text:p text:style-name="P9">dans Prisme si l’enquête à réaliser est en fait un relevé</text:p><text:p text:style-name="P8"><text:tab/></text:p><draw:enhanced-geometry svg:viewBox="0 0 21600 21600" draw:type="rectangle" draw:enhanced-path="M 0 0 L 21600 0 21600 21600 0 21600 0 0 Z N"/></draw:custom-shape><draw:custom-shape text:anchor-type="paragraph" draw:z-index="10" draw:name="Forme1" draw:style-name="gr1" draw:text-style-name="P10" svg:width="11.399cm" svg:height="7.547cm" svg:x="0.219cm" svg:y="0.342cm"><text:p text:style-name="P7"><text:span text:style-name="T2">IPC extrait les produits à remplacer</text:span></text:p><text:p text:style-name="P8"/><text:p text:style-name="P9">Calendrier : </text:p><text:p text:style-name="P9">Extraction le mardi de semaine 3 (m-1) des produits à remplacer</text:p><text:p text:style-name="P9">à faire en m </text:p><text:p text:style-name="P9"/><text:p text:style-name="P9">Pb : on ne connaît pas précisément tous les produits à remplacer</text:p><text:p text:style-name="P9">à faire pour le mois m car les semaines de collecte S3 et S4</text:p><text:p text:style-name="P9">du mois m-1 ne sont pas terminées</text:p><text:p text:style-name="P9"/><text:p text:style-name="P9">Ex : un remplacement proposé en S4 m-1 et validé =&gt; pas de produit</text:p><text:p text:style-name="P9">à remplacer en m mais un relevé normal</text:p><text:p text:style-name="P9"/><text:p text:style-name="P9">Ex : un remplacement proposé en S2 mais refusé lors de l’apurement </text:p><text:p text:style-name="P9">en S3 =&gt; produit à remplacer en m</text:p><text:p text:style-name="P9"/><text:p text:style-name="P9">=&gt; Il faut intégrer ces modifications de manière continue</text:p><text:p text:style-name="P9"/><text:p text:style-name="P9"/><text:p text:style-name="P9"/><text:p text:style-name="P9"/><text:p text:style-name="P9"/><text:p text:style-name="P9"/><text:p text:style-name="P9"/><text:p text:style-name="P9"/><text:p text:style-name="P8"><text:tab/>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><draw:custom-shape text:anchor-type="paragraph" draw:z-index="5" draw:name="Forme3" draw:style-name="gr6" draw:text-style-name="P14" svg:width="0.717cm" svg:height="0.738cm" svg:x="11.852cm" svg:y="1.85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name="Forme3" draw:style-name="gr6" draw:text-style-name="P14" svg:width="0.717cm" svg:height="0.738cm" svg:x="25.421cm" svg:y="1.71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><draw:custom-shape text:anchor-type="paragraph" draw:z-index="1" draw:name="Forme2" draw:style-name="gr2" draw:text-style-name="P11" svg:width="1.86cm" svg:height="0.735cm" svg:x="22.299cm" svg:y="0.012cm"><text:p text:style-name="P7"><text:span text:style-name="T3">US 0022</text:span></text:p><draw:enhanced-geometry svg:viewBox="0 0 21600 21600" draw:type="rectangle" draw:enhanced-path="M 0 0 L 21600 0 21600 21600 0 21600 0 0 Z N"/></draw:custom-shape></text:p>
      <text:p text:style-name="P1"><draw:custom-shape text:anchor-type="paragraph" draw:z-index="13" draw:name="Forme2" draw:style-name="gr2" draw:text-style-name="P11" svg:width="1.86cm" svg:height="0.735cm" svg:x="36.904cm" svg:y="0.286cm"><text:p text:style-name="P7"><text:span text:style-name="T3">US 0025</text:span></text:p><draw:enhanced-geometry svg:viewBox="0 0 21600 21600" draw:type="rectangle" draw:enhanced-path="M 0 0 L 21600 0 21600 21600 0 21600 0 0 Z N"/></draw:custom-shape></text:p>
      <text:p text:style-name="P1"/>
      <text:p text:style-name="P1"><draw:custom-shape text:anchor-type="paragraph" draw:z-index="11" draw:name="Forme2" draw:style-name="gr2" draw:text-style-name="P11" svg:width="1.86cm" svg:height="0.735cm" svg:x="22.299cm" svg:y="0.295cm"><text:p text:style-name="P7"><text:span text:style-name="T3">US 0018</text:span>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><draw:custom-shape text:anchor-type="paragraph" draw:z-index="12" draw:name="Forme2" draw:style-name="gr2" draw:text-style-name="P11" svg:width="1.86cm" svg:height="0.735cm" svg:x="22.299cm" svg:y="0.18cm"><text:p text:style-name="P7"><text:span text:style-name="T3">US 0063</text:span>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7" draw:name="Forme4" draw:style-name="gr7" draw:text-style-name="P15" svg:width="0.754cm" svg:height="0.632cm" svg:x="32.108cm" svg:y="0.33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3" draw:name="Forme1" draw:style-name="gr4" draw:text-style-name="P10" svg:width="11.824cm" svg:height="12.316cm" svg:x="26.453cm" svg:y="0.332cm"><text:p text:style-name="P7"><text:span text:style-name="T2">Collecte des produits à remplacer sur la tablette</text:span></text:p><text:p text:style-name="P8"/><text:p text:style-name="P9">Le statut des produits à remplacer sur la tablette peut être : </text:p><text:p text:style-name="P12">À faire / En attente / Fait</text:p><text:p text:style-name="P13"/><text:p text:style-name="P13">Les produits à remplacer sont affichés sur la tablette dans la </text:p><text:p text:style-name="P13">rubrique « Mes produits à remplacer ».</text:p><text:p text:style-name="P13"/><text:p text:style-name="P13">Sont affichés uniquement les produits à remplacer</text:p><text:p text:style-name="P13">pour lesquels on est dans la période de remplacement</text:p><text:p text:style-name="P13"><text:span text:style-name="T4"/></text:p><text:p text:style-name="P13"><text:span text:style-name="T4">Ex : on n’affiche pas le formulaire d’un produit à remplacer en m-1</text:span></text:p><text:p text:style-name="P13"><text:span text:style-name="T4"><text:s/></text:span><text:span text:style-name="T4">le lundi de semaine 1 du mois m (cas possible si l’enquêteur n’a pas </text:span></text:p><text:p text:style-name="P13"><text:span text:style-name="T4">transféré ses relevés)</text:span></text:p><text:p text:style-name="P13"/><text:p text:style-name="P13">Saisie d’un produit à remplacer : </text:p><text:p text:style-name="P13">- Cas du retour en arrière : Si le remplacement a été proposé </text:p><text:p text:style-name="P13">par l’enquêteur <text:s/>à partir d’un relevé IPC et qu’on est encore </text:p><text:p text:style-name="P13">dans la période de collecte du relevé et que la tournée</text:p><text:p text:style-name="P13"><text:s/>est encore présente sur la tablette, l’enquêteur peut </text:p><text:p text:style-name="P13">encore accéder aux différents codes enquêtes. </text:p><text:p text:style-name="P13">Si l’enquêteur valide ou met en attente un autre code enquête</text:p><text:p text:style-name="P13">que « remplacement », le produit à remplacer redevient un relevé</text:p><text:p text:style-name="P13"/><text:p text:style-name="P13"/><text:p text:style-name="P13">- Cas du formulaire bloqué : Si le remplacement a été </text:p><text:p text:style-name="P13">Proposé par l’enquêteur à partir d’un relevé IPC et qu’on est</text:p><text:p text:style-name="P13">en dehors de la période de collecte du relevé OU si le remplacement</text:p><text:p text:style-name="P13">a été demandé à l’enquêteur, l’enquêteur ne peut modifier </text:p><text:p text:style-name="P13">le code enquête « remplacement »</text:p><text:p text:style-name="P13"/><text:p text:style-name="P13"/><text:p text:style-name="P8"/><draw:enhanced-geometry svg:viewBox="0 0 21600 21600" draw:type="rectangle" draw:enhanced-path="M 0 0 L 21600 0 21600 21600 0 21600 0 0 Z N"/></draw:custom-shape></text:p>
      <text:p text:style-name="P1"><draw:custom-shape text:anchor-type="paragraph" draw:z-index="4" draw:name="Forme1" draw:style-name="gr5" draw:text-style-name="P10" svg:width="11.824cm" svg:height="8.912cm" svg:x="12.993cm" svg:y="0.014cm"><text:p text:style-name="P7"><text:span text:style-name="T2">Transfert de la tablette vers Prisme</text:span></text:p><text:p text:style-name="P8"/><text:p text:style-name="P9"/><text:p text:style-name="P9">1) Phase de remontée des produits à remplacer vers Prisme</text:p><text:p text:style-name="P13"/><text:p text:style-name="P13">- Les produits à remplacer « faits » sont transférés</text:p><text:p text:style-name="P13">vers Prisme.</text:p><text:p text:style-name="P13"/><text:p text:style-name="P13">- Les produits à remplacer « à faire » ou « en attente »</text:p><text:p text:style-name="P13"><text:s/>expirés sont transférés.</text:p><text:p text:style-name="P13"/><text:p text:style-name="P13">- Les produits à remplacer « faits » par l’enquêteur </text:p><text:p text:style-name="P13">mettent à jour Prisme même si celui-ci n’est plus l’enquêteur</text:p><text:p text:style-name="P13">désigné dans Prisme</text:p><text:p text:style-name="P9"/><text:p text:style-name="P9"/><text:p text:style-name="P9">2) Phase de purge des produits à remplacer présents sur la tablette</text:p><text:p text:style-name="P9"/><text:p text:style-name="P9"><text:tab/>- si l’enquêteur désigné dans Prisme est différent</text:p><text:p text:style-name="P9"/><text:p text:style-name="P9"><text:tab/>- si le produit à remplacer a été transféré</text:p><text:p text:style-name="P9"><text:tab/></text:p><draw:enhanced-geometry svg:viewBox="0 0 21600 21600" draw:type="rectangle" draw:enhanced-path="M 0 0 L 21600 0 21600 21600 0 21600 0 0 Z N"/></draw:custom-shape><draw:custom-shape text:anchor-type="paragraph" draw:z-index="8" draw:name="Forme1" draw:style-name="gr8" draw:text-style-name="P10" svg:width="11.598cm" svg:height="6.966cm" svg:x="0.171cm" svg:y="0.023cm"><text:p text:style-name="P7"><text:span text:style-name="T2">Transfert de Prisme vers IPC</text:span></text:p><text:p text:style-name="P8"/><text:p text:style-name="P9"/><text:p text:style-name="P9"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><draw:custom-shape text:anchor-type="paragraph" draw:z-index="17" draw:name="Forme2" draw:style-name="gr2" draw:text-style-name="P11" svg:width="1.86cm" svg:height="0.735cm" svg:x="22.957cm" svg:y="0.365cm"><text:p text:style-name="P7"><text:span text:style-name="T3">US 0040a</text:span></text:p><draw:enhanced-geometry svg:viewBox="0 0 21600 21600" draw:type="rectangle" draw:enhanced-path="M 0 0 L 21600 0 21600 21600 0 21600 0 0 Z N"/></draw:custom-shape></text:p>
      <text:p text:style-name="P1"/>
      <text:p text:style-name="P1"><draw:custom-shape text:anchor-type="paragraph" draw:z-index="9" draw:name="Forme5" draw:style-name="gr9" draw:text-style-name="P15" svg:width="0.715cm" svg:height="0.953cm" svg:x="12.113cm" svg:y="0.39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5" draw:name="Forme5" draw:style-name="gr9" draw:text-style-name="P15" svg:width="0.715cm" svg:height="0.953cm" svg:x="25.368cm" svg:y="0.10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><draw:custom-shape text:anchor-type="paragraph" draw:z-index="19" draw:name="Forme2" draw:style-name="gr2" draw:text-style-name="P11" svg:width="1.86cm" svg:height="0.735cm" svg:x="36.417cm" svg:y="0.332cm"><text:p text:style-name="P7"><text:span text:style-name="T3">US 0026</text:span></text:p><draw:enhanced-geometry svg:viewBox="0 0 21600 21600" draw:type="rectangle" draw:enhanced-path="M 0 0 L 21600 0 21600 21600 0 21600 0 0 Z N"/></draw:custom-shape></text:p>
      <text:p text:style-name="P1"><draw:custom-shape text:anchor-type="paragraph" draw:z-index="18" draw:name="Forme2" draw:style-name="gr2" draw:text-style-name="P11" svg:width="1.86cm" svg:height="0.735cm" svg:x="22.957cm" svg:y="0.03cm"><text:p text:style-name="P7"><text:span text:style-name="T3">US 0040b</text:span>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><draw:custom-shape text:anchor-type="paragraph" draw:z-index="20" draw:name="Forme2" draw:style-name="gr2" draw:text-style-name="P11" svg:width="1.86cm" svg:height="0.735cm" svg:x="22.957cm" svg:y="0.145cm"><text:p text:style-name="P7"><text:span text:style-name="T3">US 0040c</text:span>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><draw:custom-shape text:anchor-type="paragraph" draw:z-index="14" draw:name="Forme2" draw:style-name="gr2" draw:text-style-name="P11" svg:width="1.86cm" svg:height="0.735cm" svg:x="36.417cm" svg:y="0.323cm"><text:p text:style-name="P7"><text:span text:style-name="T3">US 0039a</text:span></text:p><draw:enhanced-geometry svg:viewBox="0 0 21600 21600" draw:type="rectangle" draw:enhanced-path="M 0 0 L 21600 0 21600 21600 0 21600 0 0 Z N"/></draw:custom-shape></text:p>
      <text:p text:style-name="P1"/>
      <text:p text:style-name="P1"><draw:custom-shape text:anchor-type="paragraph" draw:z-index="16" draw:name="Forme2" draw:style-name="gr2" draw:text-style-name="P11" svg:width="1.86cm" svg:height="0.735cm" svg:x="22.957cm" svg:y="0.146cm"><text:p text:style-name="P7"><text:span text:style-name="T3">US 0035b</text:span>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2"/>
      <text:p text:style-name="P4"/>
      <text:p text:style-name="P3"><draw:custom-shape text:anchor-type="paragraph" draw:z-index="21" draw:name="Forme2" draw:style-name="gr2" draw:text-style-name="P11" svg:width="1.86cm" svg:height="0.735cm" svg:x="36.417cm" svg:y="0.138cm"><text:p text:style-name="P7"><text:span text:style-name="T3">US 0039b</text:span></text:p><draw:enhanced-geometry svg:viewBox="0 0 21600 21600" draw:type="rectangle" draw:enhanced-path="M 0 0 L 21600 0 21600 21600 0 21600 0 0 Z N"/></draw:custom-shap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2:29:23.649000000</meta:creation-date>
    <dc:date>2019-03-25T10:36:44.885000000</dc:date>
    <meta:editing-duration>PT21H55M32S</meta:editing-duration>
    <meta:editing-cycles>97</meta:editing-cycles>
    <meta:generator>LibreOffice/5.4.6.2$Windows_X86_64 LibreOffice_project/4014ce260a04f1026ba855d3b8d91541c224eab8</meta:generator>
    <meta:print-date>2018-12-13T12:40:35.379000000</meta:print-date>
    <meta:document-statistic meta:table-count="0" meta:image-count="0" meta:object-count="0" meta:page-count="1" meta:paragraph-count="1" meta:word-count="7" meta:character-count="37" meta:non-whitespace-character-count="31"/>
  </office:meta>
</office:document-meta>
</file>